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5eafe8"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579f65" officeooo:paragraph-rsid="005fecf3"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4c13b2"/>
    </style:style>
    <style:style style:name="T5" style:family="text">
      <style:text-properties officeooo:rsid="004d2f50"/>
    </style:style>
    <style:style style:name="T6" style:family="text">
      <style:text-properties officeooo:rsid="004eed89"/>
    </style:style>
    <style:style style:name="T7" style:family="text">
      <style:text-properties officeooo:rsid="00579f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4">Nekarr-Kkaby</text:span></text:p>
      <text:p text:style-name="P1"/>
      <text:p text:style-name="P1"><text:span text:style-name="T2">Age :</text:span> <text:span text:style-name="T4">Inconnu</text:span></text:p>
      <text:p text:style-name="P1"/>
      <text:p text:style-name="P1"><text:span text:style-name="T2">Sexe :</text:span> <text:span text:style-name="T1">Mâle</text:span></text:p>
      <text:p text:style-name="P1"/>
      <text:p text:style-name="P1"><text:span text:style-name="T2">Origine :</text:span> <text:span text:style-name="T4">Molluskancy</text:span></text:p>
      <text:p text:style-name="P1"/>
      <text:p text:style-name="P1"><text:span text:style-name="T2">Métier :</text:span> <text:span text:style-name="T4">Chef d’État</text:span></text:p>
      <text:p text:style-name="P1"/>
      <text:p text:style-name="P2"><text:span text:style-name="T3">Caractéristique</text:span><text:span text:style-name="T2"> physique :</text:span> <text:span text:style-name="T6">Nekarr-Kkaby a un physique unique car il est le dernier molluskancien de la troisième race. C’est un gros crustacé bleu, possédant 6 pattes et 6 bras tous bleu turquoises. Il a 3 doigts à chaque main, et une grande queue bleu clair (comme sa carapace) terminée par des pics hérissés. Il nage grâce à 2 énormes nageoires dans son dos qui ressemblent à des ailes. Sa tête est couverte de tentacules, dont 2 au bout desquelles <text:s/>roulent ses yeux bleus. Sa bouche est circulaire et entourée de petites dents pointues. Il a, comme tous les molluskanciens, une antenne surmontée d’une boule lumineuse. Nekarr-Kkaby se bat avec la Lanssungand, une lance de fer et de glace ornée d’une tête de serpent. Nul ne sait d’où vient cette relique.</text:span></text:p>
      <text:p text:style-name="P1"/>
      <text:p text:style-name="P1"><text:span text:style-name="T2">Tempérament :</text:span> <text:span text:style-name="T7">Nekarr-Kkaby est un être primitif, qui ne va guère plus loin que l’évidence. Il n’agit que par bellicisme et impulsion. Grâce à son physique, c’est une machine de guerre, maître du lac, qui gouverne par la terreur, et multiplie les gaffes diplomatiques.</text:span></text:p>
      <text:p text:style-name="P1"/>
      <text:p text:style-name="P3"><text:span text:style-name="T2">Biographie :</text:span> <text:span text:style-name="T7">Nekarr-Kkaby est né d’un hasard biologique, de la même manière que les autres molluskanciens. Les poussières de pierres précieuses relâchées dans la mer par les mineurs gollémantériens ont créé une barrière de corail, qui, petit à petit, a grandi en se nourrissant des minéraux de l’océan. Elle filtrait également l’eau salée. </text:span><text:soft-page-break/><text:span text:style-name="T7">Ainsi, une fois que le corail a suffisamment poussé pour rejoindre les deux extrémités de l’île, l’eau était assez pure pour que la vie s’y développe. </text:span></text:p>
      <text:p text:style-name="P5"><text:tab/>Les molluskanciens apparurent, sans que les inorfôziens puissent les en empêcher. Nekarr-Kkaby s’associa avec des molluskanciens de la première de et de la deuxième race, bien plus vulnérables, et fonda l’Empire de Molluskancy. Les gollémantériens jetaient régulièrement leurs ordures dans le lac, et c’est parmi les déchets que Nekarr-Kkaby trouva la Lanssungand. </text:p>
      <text:p text:style-name="P5"><text:tab/>La seul loi étant la soumission à Nekarr-Kkaby, les molluskanciens de la troisième race, plus belliqueux, s’entre-tuèrent jusqu’à devenir minoritaires. Nekarr-Kkaby fit exécuter les derniers pour éviter un coup d’État. Comme il passait son temps à manger (souvent d’autres molluskanciens) et à s’adonner à des plaisirs charnels, Nekarr-Kkaby s’est ramolli. Il envoyait et recevait des messagers des autres nations, mais, trop fainéant pour s’investir, il se contentait d’accepter ou refuser aléatoirement. </text:p>
      <text:p text:style-name="P5"><text:tab/>Il commençait à se faire vieux lorsque Zerlock atteignit la barrière de corail. Il ordonna alors de sonner une grande cloche qu’il a fait construire par Stimissy et partit à l’attaque. Revenant victorieux de son combat, il fut cependant frappé par la maladie. Il mourut lors du génocide de Molluskancy, en ordonnant dans un dernier souffle de raser la civilisation de Stimissy. Malheureusement, tous les témoins de cette scène furent empoisonnés. Nekarr-Kkaby s’éteignit sur sa pile d’œufs, tentant de les protéger avec son corps.</text:p>
      <text:p text:style-name="P1"/>
      <text:p text:style-name="P4"><text:span text:style-name="T2">Liens familiaux :</text:span> <text:span text:style-name="T5">On ne connaît pas les ancêtre de Nekarr-Kkaby. Parmi tout ses descendants, seule Fichays a survécu au génocide organisé par Stimissy. On ne connaît pas ses femmes non pl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7M4S</meta:editing-duration>
    <meta:editing-cycles>64</meta:editing-cycles>
    <meta:generator>LibreOffice/5.4.6.2$Windows_X86_64 LibreOffice_project/4014ce260a04f1026ba855d3b8d91541c224eab8</meta:generator>
    <dc:date>2019-02-28T20:24:16.388000000</dc:date>
    <meta:document-statistic meta:table-count="0" meta:image-count="0" meta:object-count="0" meta:page-count="2" meta:paragraph-count="12" meta:word-count="508" meta:character-count="3193" meta:non-whitespace-character-count="2690"/>
    <meta:user-defined meta:name="Info 1"/>
    <meta:user-defined meta:name="Info 2"/>
    <meta:user-defined meta:name="Info 3"/>
    <meta:user-defined meta:name="Info 4"/>
  </office:meta>
</office:document-meta>
</file>